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Roboto Condensed" svg:font-family="'Roboto Condensed', Tauri, 'Hiragino Sans GB', 'Microsoft YaHei', STHeiti, SimSun, 'Lucida Grande', 'Lucida Sans Unicode', 'Lucida Sans', 'Segoe UI', AppleSDGothicNeo-Medium, 'Malgun Gothic', Verdana, Tahom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_20_2">
      <style:paragraph-properties fo:margin-left="0cm" fo:margin-right="0cm" fo:widows="1" fo:text-indent="0cm" style:auto-text-indent="false" fo:padding="0cm" fo:border="none"/>
      <style:text-properties fo:font-variant="normal" fo:text-transform="none" fo:color="#222222" style:font-name="Roboto Condensed" fo:letter-spacing="normal" fo:font-style="normal" fo:font-weight="bold"/>
    </style:style>
    <style:style style:name="P2" style:family="paragraph" style:parent-style-name="Heading_20_1">
      <style:text-properties fo:font-variant="normal" fo:text-transform="none" fo:color="#222222" style:font-name="Roboto Condensed" fo:letter-spacing="normal" fo:font-style="normal" fo:font-weight="bold"/>
    </style:style>
    <style:style style:name="P3" style:family="paragraph" style:parent-style-name="Text_20_body">
      <style:text-properties fo:font-variant="normal" fo:text-transform="none" fo:color="#222222" style:font-name="Roboto Condensed" fo:letter-spacing="normal" fo:font-style="normal" fo:font-weight="bold"/>
    </style:style>
    <style:style style:name="P4" style:family="paragraph" style:parent-style-name="Text_20_body">
      <style:paragraph-properties fo:text-align="justify" style:justify-single-word="false"/>
    </style:style>
    <style:style style:name="P5" style:family="paragraph" style:parent-style-name="Text_20_body">
      <style:paragraph-properties fo:margin-left="0cm" fo:margin-right="0cm" fo:margin-top="0cm" fo:margin-bottom="0cm" loext:contextual-spacing="false" style:line-height-at-least="0.635cm" fo:text-align="justify" style:justify-single-word="false" fo:widows="1" fo:text-indent="0cm" style:auto-text-indent="false"/>
      <style:text-properties fo:font-variant="normal" fo:text-transform="none" fo:color="#222222" style:font-name="Roboto Condensed" fo:letter-spacing="normal" fo:font-style="normal" fo:font-weight="normal"/>
    </style:style>
    <style:style style:name="P6" style:family="paragraph" style:parent-style-name="Text_20_body">
      <style:paragraph-properties fo:margin-left="0cm" fo:margin-right="0cm" fo:margin-top="0cm" fo:margin-bottom="0cm" loext:contextual-spacing="false" style:line-height-at-least="0.635cm" fo:text-align="justify" style:justify-single-word="false" fo:widows="1" fo:text-indent="0cm" style:auto-text-indent="false"/>
      <style:text-properties fo:font-variant="normal" fo:text-transform="none" fo:color="#222222" style:font-name="Roboto Condensed" fo:font-size="11.25pt" fo:letter-spacing="normal" fo:font-style="normal" fo:font-weight="normal" officeooo:paragraph-rsid="0016f054"/>
    </style:style>
    <style:style style:name="T1" style:family="text">
      <style:text-properties fo:font-size="11.2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1"/>
      <text:h text:style-name="P2" text:outline-level="1"/>
      <text:h text:style-name="P2" text:outline-level="1"><text:bookmark text:name="nöroevrim"/>Nöroevrim</text:h>
      <text:p text:style-name="P3"/>
      <text:h text:style-name="P1" text:outline-level="2"><text:bookmark text:name="tanım"/>Tanım</text:h>
      <text:p text:style-name="P5"><text:span text:style-name="T1"><text:tab/>Yapay sinir ağlarının genetik algoritmalar ile evrimleştirilmesidir</text:span></text:p>
      <text:p text:style-name="P5"><text:span text:style-name="T1"/></text:p>
      <text:p text:style-name="P6"><text:tab/>Bu teknik, Yapay sinir ağlarının bağlantılarının, ağırlıklarının, nöron sayılarının ve katman sayılarının evrimsel bir süreçle belirlenmesidir. Bu teknikte, Yapay sinir ağları ve Genetik algoritmalar birlikte kullanılır.</text:p>
      <text:p text:style-name="P6"><text:line-break/><text:tab/>Yapay sinir ağları öğrenmede sadece ağırlıklarını değiştirirken, bu teknikte sinir ağı tamamen otomatik oluşturulur. Eğer oluşturulan sinir ağı yapısı itibariyle yetersiz ise, sonraki nesillerde sinir ağının yapısıda değişebilir.</text:p>
      <text:p text:style-name="P6"><text:line-break/><text:tab/>Yapay sinir ağının yapısı tamamen kromozom üzerinde saklanacağı için, sinir ağı tamamen mutasyonlara ve çaprazlamalara uğramaya açıktır.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Roboto Condensed" svg:font-family="'Roboto Condensed', Tauri, 'Hiragino Sans GB', 'Microsoft YaHei', STHeiti, SimSun, 'Lucida Grande', 'Lucida Sans Unicode', 'Lucida Sans', 'Segoe UI', AppleSDGothicNeo-Medium, 'Malgun Gothic', Verdana, Tahom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tr" fo:country="T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tr" fo:country="T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.921cm" fo:margin-right="3.97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6T17:48:21.798000000</meta:creation-date>
    <dc:date>2016-05-26T18:51:22.577000000</dc:date>
    <meta:editing-duration>PT6M21S</meta:editing-duration>
    <meta:editing-cycles>3</meta:editing-cycles>
    <meta:generator>LibreOffice/4.4.7.2$Windows_x86 LibreOffice_project/f3153a8b245191196a4b6b9abd1d0da16eead600</meta:generator>
    <meta:document-statistic meta:table-count="0" meta:image-count="0" meta:object-count="0" meta:page-count="1" meta:paragraph-count="6" meta:word-count="80" meta:character-count="672" meta:non-whitespace-character-count="592"/>
  </office:meta>
</office:document-meta>
</file>